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400000236C0ED42561CE47D6B.png" manifest:media-type="image/png"/>
  <manifest:file-entry manifest:full-path="Pictures/10002D1600006775000042408B2E32936D116C46.svg" manifest:media-type="image/svg+xml"/>
  <manifest:file-entry manifest:full-path="Pictures/10000001000003660000023F1FDA5F451227B55D.png" manifest:media-type="image/png"/>
  <manifest:file-entry manifest:full-path="Pictures/10002700000067750000445155908337F10F00D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928cm" svg:x="1.111cm" svg:y="7.572cm">
          <draw:image xlink:href="Pictures/10002700000067750000445155908337F10F00DA.svg" xlink:type="simple" xlink:show="embed" xlink:actuate="onLoad" draw:mime-type="image/svg+xml">
            <text:p/>
          </draw:image>
          <draw:image xlink:href="Pictures/10000001000003660000023F1FDA5F451227B55D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2.536cm" svg:x="1.381cm" svg:y="8.276cm">
          <draw:image xlink:href="Pictures/10002D1600006775000042408B2E32936D116C46.svg" xlink:type="simple" xlink:show="embed" xlink:actuate="onLoad" draw:mime-type="image/svg+xml">
            <text:p/>
          </draw:image>
          <draw:image xlink:href="Pictures/100000010000037400000236C0ED42561CE47D6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10T12:40:31.336843684</meta:creation-date>
    <meta:generator>LibreOffice/7.2.5.2$Linux_X86_64 LibreOffice_project/20$Build-2</meta:generator>
    <dc:date>2022-02-28T13:20:15.969825344</dc:date>
    <meta:editing-duration>PT5S</meta:editing-duration>
    <meta:editing-cycles>3</meta:editing-cycles>
    <meta:document-statistic meta:object-count="2"/>
  </office:meta>
</office:document-meta>
</file>